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353cm" fo:text-indent="0cm" style:auto-text-indent="false"/>
      <style:text-properties fo:font-size="18pt" style:font-size-asian="18pt" style:font-size-complex="18pt"/>
    </style:style>
    <style:style style:name="P2" style:family="paragraph" style:parent-style-name="Standard">
      <style:paragraph-properties fo:margin-left="0cm" fo:margin-right="0cm" fo:text-align="start" style:justify-single-word="false" fo:text-indent="0cm" style:auto-text-indent="false"/>
      <style:text-properties fo:font-size="10pt" fo:font-weight="normal" officeooo:rsid="001a0135" officeooo:paragraph-rsid="001a0135" style:font-size-asian="60pt" style:font-weight-asian="normal" style:font-size-complex="12pt" style:font-weight-complex="normal"/>
    </style:style>
    <style:style style:name="P3" style:family="paragraph" style:parent-style-name="Standard">
      <style:paragraph-properties fo:margin-left="0cm" fo:margin-right="0cm" fo:margin-top="0.199cm" fo:margin-bottom="0.199cm" style:contextual-spacing="false" fo:line-height="115%" fo:text-indent="0cm" style:auto-text-indent="false"/>
      <style:text-properties fo:font-size="10pt" style:font-size-asian="21pt" style:font-size-complex="12pt"/>
    </style:style>
    <style:style style:name="P4" style:family="paragraph" style:parent-style-name="Standard">
      <style:paragraph-properties fo:margin-left="0cm" fo:margin-right="0cm" fo:line-height="115%" fo:text-indent="0cm" style:auto-text-indent="false"/>
      <style:text-properties fo:font-size="16pt" style:font-size-asian="18pt" style:font-size-complex="12pt"/>
    </style:style>
    <style:style style:name="P5" style:family="paragraph" style:parent-style-name="Standard">
      <style:paragraph-properties fo:margin-left="0cm" fo:margin-right="0cm"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6" style:family="paragraph" style:parent-style-name="Standard">
      <style:paragraph-properties fo:margin-left="0cm" fo:margin-right="0cm" style:line-height-at-least="0.353cm" fo:text-indent="0cm" style:auto-text-indent="false"/>
      <style:text-properties fo:font-size="15pt" style:font-size-asian="15pt" style:font-size-complex="15pt"/>
    </style:style>
    <style:style style:name="P7" style:family="paragraph" style:parent-style-name="Style_20_de_20_dessin_20_par_20_défaut">
      <style:paragraph-properties fo:margin-left="0cm" fo:margin-right="0cm" style:line-height-at-least="0.353cm" fo:text-indent="0cm" style:auto-text-indent="false"/>
      <style:text-properties fo:font-size="18pt" style:font-size-asian="18pt" style:font-size-complex="18pt"/>
    </style:style>
    <style:style style:name="P8" style:family="paragraph" style:parent-style-name="Style_20_de_20_dessin_20_par_20_défaut">
      <style:paragraph-properties fo:margin-left="0cm" fo:margin-right="0cm" style:line-height-at-least="0.353cm" fo:text-align="start" style:justify-single-word="false" fo:text-indent="0cm" style:auto-text-indent="false"/>
      <style:text-properties fo:font-size="18pt" style:font-size-asian="18pt" style:font-size-complex="18pt"/>
    </style:style>
    <style:style style:name="P9" style:family="paragraph" style:parent-style-name="Style_20_de_20_dessin_20_par_20_défaut">
      <style:paragraph-properties fo:margin-left="0cm" fo:margin-right="0cm" style:line-height-at-least="0.353cm" fo:text-align="center" style:justify-single-word="false" fo:text-indent="0cm" style:auto-text-indent="false"/>
      <style:text-properties fo:font-size="18pt" officeooo:rsid="001eb61e" officeooo:paragraph-rsid="001eb61e" style:font-size-asian="18pt" style:font-size-complex="18pt"/>
    </style:style>
    <style:style style:name="P10" style:family="paragraph" style:parent-style-name="Style_20_de_20_dessin_20_par_20_défaut">
      <style:paragraph-properties fo:margin-left="0cm" fo:margin-right="0cm" fo:line-height="115%" fo:text-indent="0cm" style:auto-text-indent="false"/>
      <style:text-properties fo:font-size="16pt" style:font-size-asian="18pt" style:font-size-complex="12pt"/>
    </style:style>
    <style:style style:name="P11" style:family="paragraph" style:parent-style-name="Style_20_de_20_dessin_20_par_20_défaut">
      <style:paragraph-properties fo:margin-left="0cm" fo:margin-right="0cm" fo:line-height="115%"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12" style:family="paragraph" style:parent-style-name="Style_20_de_20_dessin_20_par_20_défaut">
      <style:paragraph-properties fo:margin-left="0cm" fo:margin-right="0cm" fo:margin-top="0.199cm" fo:margin-bottom="0.199cm" style:contextual-spacing="false" fo:line-height="115%"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13" style:family="paragraph" style:parent-style-name="Style_20_de_20_dessin_20_par_20_défaut">
      <style:paragraph-properties fo:margin-left="0cm" fo:margin-right="0cm" fo:line-height="115%" fo:text-indent="0cm" style:auto-text-indent="false"/>
      <style:text-properties fo:font-size="15pt" style:font-size-asian="15pt" style:font-size-complex="15pt"/>
    </style:style>
    <style:style style:name="P14" style:family="paragraph" style:parent-style-name="Style_20_de_20_dessin_20_par_20_défaut">
      <style:paragraph-properties fo:margin-left="0cm" fo:margin-right="0cm" fo:margin-top="0.199cm" fo:margin-bottom="0.199cm" style:contextual-spacing="false" fo:line-height="115%" fo:text-indent="0cm" style:auto-text-indent="false"/>
      <style:text-properties fo:font-size="15pt" style:font-size-asian="15pt" style:font-size-complex="15pt"/>
    </style:style>
    <style:style style:name="P15" style:family="paragraph" style:parent-style-name="Style_20_de_20_dessin_20_par_20_défaut">
      <style:paragraph-properties fo:margin-left="0cm" fo:margin-right="0cm" fo:margin-top="0.199cm" fo:margin-bottom="0.199cm" style:contextual-spacing="false" style:line-height-at-least="0.353cm" fo:text-indent="0cm" style:auto-text-indent="false"/>
      <style:text-properties fo:font-size="15pt" style:font-size-asian="15pt" style:font-size-complex="15pt"/>
    </style:style>
    <style:style style:name="P16" style:family="paragraph" style:parent-style-name="Style_20_de_20_dessin_20_par_20_défaut">
      <style:paragraph-properties fo:margin-left="0cm" fo:margin-right="0cm" style:line-height-at-least="0.353cm" fo:text-indent="0cm" style:auto-text-indent="false"/>
      <style:text-properties fo:font-size="15pt" style:font-size-asian="15pt" style:font-size-complex="15pt"/>
    </style:style>
    <style:style style:name="P17" style:family="paragraph" style:parent-style-name="Vintage_7e_LT_7e_Gliederung_20_1">
      <style:paragraph-properties fo:margin-left="0cm" fo:margin-right="0cm" fo:text-align="center" style:justify-single-word="false" fo:text-indent="0cm" style:auto-text-indent="false"/>
      <style:text-properties fo:font-size="32pt" style:font-size-asian="60pt" style:font-size-complex="12pt"/>
    </style:style>
    <style:style style:name="P18" style:family="paragraph" style:parent-style-name="Vintage_7e_LT_7e_Gliederung_20_1">
      <style:paragraph-properties fo:margin-left="0cm" fo:margin-right="0cm" fo:text-align="center" style:justify-single-word="false" fo:text-indent="0cm" style:auto-text-indent="false"/>
      <style:text-properties fo:font-size="32pt" fo:font-weight="bold" officeooo:rsid="001a0135" officeooo:paragraph-rsid="001a0135" style:font-size-asian="60pt" style:font-weight-asian="bold" style:font-size-complex="12pt" style:font-weight-complex="bold"/>
    </style:style>
    <style:style style:name="P19" style:family="paragraph" style:parent-style-name="Vintage_7e_LT_7e_Gliederung_20_1">
      <style:paragraph-properties fo:margin-left="0cm" fo:margin-right="0cm" style:line-height-at-least="0.353cm" fo:text-align="center" style:justify-single-word="false" fo:text-indent="0cm" style:auto-text-indent="false"/>
      <style:text-properties fo:font-size="18pt" officeooo:paragraph-rsid="001cb813" style:font-size-asian="60pt" style:font-size-complex="12pt"/>
    </style:style>
    <style:style style:name="P20" style:family="paragraph" style:parent-style-name="Vintage_7e_LT_7e_Gliederung_20_1">
      <style:paragraph-properties fo:margin-left="0cm" fo:margin-right="0cm" style:line-height-at-least="0.353cm" fo:text-align="center" style:justify-single-word="false" fo:text-indent="0cm" style:auto-text-indent="false"/>
      <style:text-properties fo:font-size="18pt" officeooo:paragraph-rsid="001b26bc" style:font-size-asian="18pt" style:font-size-complex="18pt"/>
    </style:style>
    <style:style style:name="P21" style:family="paragraph" style:parent-style-name="Vintage_7e_LT_7e_Gliederung_20_1">
      <style:paragraph-properties fo:margin-left="0cm" fo:margin-right="0cm" fo:margin-top="0.199cm" fo:margin-bottom="0.199cm" style:contextual-spacing="false" fo:line-height="115%" fo:text-align="center" style:justify-single-word="false" fo:text-indent="0cm" style:auto-text-indent="false"/>
      <style:text-properties fo:color="#000000" loext:opacity="100%" fo:font-size="15pt" officeooo:paragraph-rsid="001a0135" style:font-size-asian="15pt" style:font-size-complex="15pt"/>
    </style:style>
    <style:style style:name="P22" style:family="paragraph" style:parent-style-name="Vintage_7e_LT_7e_Gliederung_20_1">
      <style:paragraph-properties fo:margin-left="0cm" fo:margin-right="0cm" fo:text-align="center"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23" style:family="paragraph" style:parent-style-name="Vintage_7e_LT_7e_Gliederung_20_1">
      <style:paragraph-properties fo:margin-left="0cm" fo:margin-right="0cm" fo:margin-top="0.199cm" fo:margin-bottom="0.199cm" style:contextual-spacing="false" fo:line-height="115%" fo:text-align="center" style:justify-single-word="false" fo:text-indent="0cm" style:auto-text-indent="false"/>
      <style:text-properties fo:font-size="15pt" officeooo:paragraph-rsid="001a0135" style:font-size-asian="15pt" style:font-size-complex="15pt"/>
    </style:style>
    <style:style style:name="P24" style:family="paragraph" style:parent-style-name="Vintage_7e_LT_7e_Gliederung_20_1">
      <style:paragraph-properties fo:margin-left="0cm" fo:margin-right="0cm" fo:line-height="115%" fo:text-align="center" style:justify-single-word="false" fo:text-indent="0cm" style:auto-text-indent="false"/>
      <style:text-properties fo:font-size="15pt" officeooo:paragraph-rsid="001b26bc" style:font-size-asian="15pt" style:font-size-complex="15pt"/>
    </style:style>
    <style:style style:name="P25" style:family="paragraph" style:parent-style-name="Vintage_7e_LT_7e_Titel">
      <style:paragraph-properties fo:margin-left="2cm" fo:margin-right="0cm" fo:text-align="center" style:justify-single-word="false" fo:text-indent="0cm" style:auto-text-indent="false"/>
      <style:text-properties fo:font-size="66pt" officeooo:rsid="001a0135" officeooo:paragraph-rsid="001a0135" style:font-size-asian="60pt" style:font-size-complex="12pt"/>
    </style:style>
    <style:style style:name="T1" style:family="text">
      <style:text-properties fo:font-weight="bold" style:font-weight-asian="bold"/>
    </style:style>
    <style:style style:name="T2" style:family="text">
      <style:text-properties fo:font-size="18pt" style:font-size-asian="60pt" style:font-size-complex="12pt"/>
    </style:style>
    <style:style style:name="T3" style:family="text">
      <style:text-properties fo:font-size="18pt" fo:font-weight="bold" style:font-size-asian="60pt" style:font-weight-asian="bold" style:font-size-complex="12pt"/>
    </style:style>
    <style:style style:name="T4" style:family="text">
      <style:text-properties style:font-name="Nimbus Mono PS"/>
    </style:style>
    <style:style style:name="T5" style:family="text">
      <style:text-properties style:font-name="Nimbus Mono PS" fo:font-size="18pt" style:font-size-asian="60pt" style:font-size-complex="12pt"/>
    </style:style>
    <style:style style:name="T6" style:family="text">
      <style:text-properties style:font-name="Nimbus Mono PS" style:text-underline-style="solid" style:text-underline-width="auto" style:text-underline-color="font-color"/>
    </style:style>
    <style:style style:name="T7" style:family="text">
      <style:text-properties style:font-name="Nimbus Mono PS" fo:font-size="21pt" style:font-size-asian="21pt"/>
    </style:style>
    <style:style style:name="T8" style:family="text">
      <style:text-properties style:font-name="Nimbus Mono PS" fo:font-size="21pt" style:font-size-asian="21pt" style:font-size-complex="12pt"/>
    </style:style>
    <style:style style:name="T9" style:family="text">
      <style:text-properties style:font-name="Nimbus Mono PS" fo:font-size="21pt" style:font-size-asian="21pt"/>
    </style:style>
    <style:style style:name="T10" style:family="text">
      <style:text-properties style:font-name="Nimbus Mono PS" fo:font-size="21pt" style:text-underline-style="solid" style:text-underline-width="auto" style:text-underline-color="font-color" style:font-size-asian="21pt"/>
    </style:style>
    <style:style style:name="T11" style:family="text">
      <style:text-properties style:font-name="Nimbus Mono PS" fo:font-size="21pt" fo:font-style="italic" style:font-size-asian="21pt" style:font-style-asian="italic"/>
    </style:style>
    <style:style style:name="T12" style:family="text">
      <style:text-properties style:font-name="Nimbus Mono PS" style:font-size-asian="60pt"/>
    </style:style>
    <style:style style:name="T13" style:family="text">
      <style:text-properties style:font-name="Nimbus Mono PS" fo:font-style="italic" style:font-style-asian="italic"/>
    </style:style>
    <style:style style:name="T14" style:family="text">
      <style:text-properties style:font-name="Nimbus Mono PS" fo:font-size="19pt"/>
    </style:style>
    <style:style style:name="T15" style:family="text">
      <style:text-properties style:font-name="Nimbus Mono PS" fo:font-size="19pt" style:text-underline-style="solid" style:text-underline-width="auto" style:text-underline-color="font-color"/>
    </style:style>
    <style:style style:name="T16" style:family="text">
      <style:text-properties style:font-name="Nimbus Mono PS" fo:font-size="19pt" fo:font-style="italic" style:font-style-asian="italic"/>
    </style:style>
    <style:style style:name="T17" style:family="text">
      <style:text-properties style:font-name="Nimbus Mono PS"/>
    </style:style>
    <style:style style:name="T18" style:family="text">
      <style:text-properties style:font-name="Nimbus Mono PS" fo:font-size="24pt" style:font-size-asian="24pt"/>
    </style:style>
    <style:style style:name="T19" style:family="text">
      <style:text-properties fo:color="#c9211e" loext:opacity="100%" style:font-name="Nimbus Mono PS"/>
    </style:style>
    <style:style style:name="T20" style:family="text">
      <style:text-properties fo:color="#c9211e" loext:opacity="100%" style:font-name="Nimbus Mono PS" fo:font-size="21pt" style:font-size-asian="21pt"/>
    </style:style>
    <style:style style:name="T21" style:family="text">
      <style:text-properties fo:color="#c9211e" loext:opacity="100%" style:font-name="Nimbus Mono PS" fo:font-size="19pt"/>
    </style:style>
    <style:style style:name="T22" style:family="text">
      <style:text-properties fo:color="#000000" loext:opacity="100%" style:font-name="Nimbus Mono PS"/>
    </style:style>
    <style:style style:name="T23" style:family="text">
      <style:text-properties fo:color="#000000" loext:opacity="100%" style:font-name="Nimbus Mono PS" fo:font-size="21pt" style:font-size-asian="21pt"/>
    </style:style>
    <style:style style:name="T24" style:family="text">
      <style:text-properties fo:color="#000000" loext:opacity="100%" style:font-name="Nimbus Mono PS" fo:font-size="21pt" style:font-size-asian="21pt"/>
    </style:style>
    <style:style style:name="T25" style:family="text">
      <style:text-properties fo:color="#000000" loext:opacity="100%" style:font-name="Nimbus Mono PS"/>
    </style:style>
    <style:style style:name="T26" style:family="text">
      <style:text-properties fo:color="#000000" loext:opacity="100%" style:font-name="Nimbus Mono PS" fo:font-size="19pt"/>
    </style:style>
    <style:style style:name="T27" style:family="text">
      <style:text-properties fo:color="#000000" loext:opacity="100%" style:font-name="Nimbus Mono PS" fo:font-size="19pt" style:font-size-asian="21pt"/>
    </style:style>
    <style:style style:name="T28" style:family="text">
      <style:text-properties fo:color="#000000" loext:opacity="100%" style:font-name="Nimbus Mono PS" style:font-size-asian="21pt"/>
    </style:style>
    <style:style style:name="T29" style:family="text">
      <style:text-properties fo:color="#000000" loext:opacity="100%" style:font-name="Nimbus Mono PS"/>
    </style:style>
    <style:style style:name="T30" style:family="text">
      <style:text-properties fo:color="#000000" loext:opacity="100%" style:font-name="Nimbus Mono PS" fo:font-size="22pt" style:font-size-asian="22pt"/>
    </style:style>
    <style:style style:name="T31" style:family="text">
      <style:text-properties fo:color="#000000" loext:opacity="100%" style:font-name="Nimbus Mono PS" fo:font-size="20pt" style:font-size-asian="20pt"/>
    </style:style>
    <style:style style:name="T32" style:family="text">
      <style:text-properties fo:color="#000000" loext:opacity="100%" style:font-name="Nimbus Mono PS" fo:font-size="24pt" style:font-size-asian="24pt"/>
    </style:style>
    <style:style style:name="T33" style:family="text">
      <style:text-properties fo:color="#ff0000" loext:opacity="100%" style:font-name="Nimbus Mono PS" fo:font-size="21pt" style:font-size-asian="21pt"/>
    </style:style>
    <style:style style:name="T34" style:family="text">
      <style:text-properties fo:color="#ff0000" loext:opacity="100%" style:font-name="Nimbus Mono PS"/>
    </style:style>
    <style:style style:name="T35" style:family="text">
      <style:text-properties fo:color="#ff0000" loext:opacity="100%" style:font-name="Nimbus Mono PS" fo:font-size="19pt"/>
    </style:style>
    <style:style style:name="T36" style:family="text">
      <style:text-properties fo:color="#ff0000" loext:opacity="100%" style:font-name="Nimbus Mono PS" fo:font-size="19pt" style:font-size-asian="21pt"/>
    </style:style>
    <style:style style:name="T37" style:family="text">
      <style:text-properties fo:color="#ff0000" loext:opacity="100%" style:font-name="Nimbus Mono PS" style:font-size-asian="21pt"/>
    </style:style>
    <style:style style:name="T38" style:family="text">
      <style:text-properties fo:color="#ffffff" loext:opacity="100%" style:font-name="Nimbus Mono PS"/>
    </style:style>
    <style:style style:name="T39" style:family="text">
      <style:text-properties style:font-size-asian="6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Summary</text:span></text:p>
      <text:p text:style-name="P17"><text:span text:style-name="T1">HISTORY</text:span></text:p>
      <text:p text:style-name="P17">What is the context ?</text:p>
      <text:p text:style-name="P17">Where does he appear ?lieu</text:p>
      <text:p text:style-name="P17"><text:span text:style-name="T1">CIVIL</text:span></text:p>
      <text:p text:style-name="P17">What does the press said on about him ?</text:p>
      <text:p text:style-name="P17">Where does he appear ? (cinema,book)</text:p>
      <text:p text:style-name="P17"><text:span text:style-name="T1">POLICE</text:span></text:p>
      <text:p text:style-name="P17">What is scotland yard ?</text:p>
      <text:p text:style-name="P17">What are the hypotesis about him ?</text:p>
      <text:p text:style-name="P17">Who are the suspects ?</text:p>
      <text:p text:style-name="P17">Who are the victims ?</text:p>
      <text:p text:style-name="P18">CONCLUSION</text:p>
      <text:p text:style-name="P22"><text:soft-page-break/>What is the context ?</text:p>
      <text:p text:style-name="P11"><text:span text:style-name="T4">The murders took place in the 19 siecle when </text:span><text:span text:style-name="T6">united kingdom was the first world power .</text:span></text:p>
      <text:p text:style-name="P13"><text:span text:style-name="T4">The queen was victoria (1837-1901). United kingdom had the biggest <text:s/>colonial empire</text:span></text:p>
      <text:p text:style-name="P13"><text:span text:style-name="T6">London is the most populated city and the biggest metropol</text:span><text:span text:style-name="T4"> and more and more immigrant come to london(</text:span><text:span text:style-name="T19">jewish(voc) </text:span><text:span text:style-name="T4">and irish) </text:span></text:p>
      <text:p text:style-name="P13"><text:span text:style-name="T4">Those immigrants lived in poor district <text:s/>(like whitechapel) where insecurity reigned.</text:span></text:p>
      <text:p text:style-name="P13"><text:span text:style-name="T6">There were also factory inside london.</text:span></text:p>
      <text:p text:style-name="P5"/>
      <text:p text:style-name="P22">Where does he appear ?lieu</text:p>
      <text:p text:style-name="P12"><text:span text:style-name="T4">Jack the ripper, and his murders happened in </text:span><text:span text:style-name="T6">london</text:span><text:span text:style-name="T4">,</text:span><text:span text:style-name="T6">between 1888 and 1892</text:span><text:span text:style-name="T4"> (</text:span><text:span text:style-name="T13">look what is the context</text:span><text:span text:style-name="T4"> ) in </text:span><text:span text:style-name="T6">whitechapel district</text:span><text:span text:style-name="T4">.</text:span></text:p>
      <text:p text:style-name="P14"><text:span text:style-name="T4">Whitechapel is a district really poor where there were a lot of pubs and </text:span><text:span text:style-name="T19">drunkard(voc)</text:span><text:span text:style-name="T22">, there were also factory who transformed the district’s air into a black </text:span><text:span text:style-name="T34">cloud(voc)</text:span></text:p>
      <text:p text:style-name="P21"><text:span text:style-name="T4">Where does he appear ? (cinema,book)</text:span></text:p>
      <text:p text:style-name="P15"><text:span text:style-name="T22">Jack the Ripper appears in many films</text:span><text:span text:style-name="T22"> , the favorites of an internet user are :</text:span></text:p>
      <text:p text:style-name="P16"><text:span text:style-name="T4">-« Meurtre par décret » (1979) <text:s/>in the second place produce by Bob Clark in France. «  </text:span><text:span text:style-name="T22">While Jack the Ripper has just murdered a fourth prostitute, Sherlock Holmes and Doctor Watson decide to take care of the case. </text:span></text:p>
      <text:p text:style-name="P16"><text:span text:style-name="T22">-“Dr Jekyll et Sister Hyde” (1971) in the first place produce by </text:span><text:span text:style-name="T4">Roy Ward Baker</text:span><text:span text:style-name="T22"> in France. “London, Victorian era. Dr. Jekyll attempts to create an elixir of immortality using female hormones taken from fresh corpses. But as soon as he drinks the </text:span><text:soft-page-break/><text:span text:style-name="T22">serum, the doctor transforms into a seductive and demonic woman, Mrs. Hyde…”</text:span></text:p>
      <text:p text:style-name="P16"><text:span text:style-name="T38">-«</text:span><text:span text:style-name="T22"> Jack the ripper’s daughter »(1971)by Peter Sasdy Jack the Ripper's daughter witnesses the murder of her mother by her father </text:span><text:span text:style-name="T38">as a</text:span><text:span text:style-name="T22"> </text:span><text:span text:style-name="T38">chil</text:span><text:span text:style-name="T22">d. Fifteen years later, the young woman seems to be possessed by the evil spirit of her father.</text:span></text:p>
      <text:p text:style-name="P23"><text:span text:style-name="T34">What does the press said on about him ?</text:span></text:p>
      <text:p text:style-name="P14"><text:span text:style-name="T22">In this time, the newspapers were very cheap and the</text:span><text:span text:style-name="T34"> </text:span><text:span text:style-name="T4">press’companies saw « Jack the Ripper » like an box of money(a lot of money) and created a lot of different hypotesis about him, the purpose : sold more and more. Jack the ripper understood that the press is very important so, he will send 3 letters to the press</text:span></text:p>
      <text:p text:style-name="P13"><text:span text:style-name="T4"><text:s text:c="3"/>-first letter : 27 sept 1888,written whith blood (maybe his victim’s blood) </text:span></text:p>
      <text:p text:style-name="P13"><text:span text:style-name="T4"><text:s text:c="3"/>-second letter : 1 oct 1888 like the first</text:span></text:p>
      <text:p text:style-name="P13"><text:span text:style-name="T4"><text:s text:c="3"/>-third lietter : 16 oct 1888 but we are not sure if it really 160 describe his murders the quenne herself was worried</text:span></text:p>
      <text:p text:style-name="P13"><text:span text:style-name="T4">The press and people laughed the police who can’t found Jack .</text:span></text:p>
      <text:p text:style-name="P24"><text:span text:style-name="T4">What are the hypotesis about him ?</text:span></text:p>
      <text:p text:style-name="P16"><text:span text:style-name="T4">First the police did not care about this murders because the victims were prostitutes but he was a </text:span><text:span text:style-name="T6">serial killer.</text:span></text:p>
      <text:p text:style-name="P16"><text:span text:style-name="T4">Scotland Yard <text:s/>will questionned 2000 person to find out Jack but their description of him was too different : one is tall the other small, one wear a hat the other does not.</text:span></text:p>
      <text:p text:style-name="P16"><text:span text:style-name="T4">One doctor did the « psy</text:span><text:span text:style-name="T22">chological profile of Jack the</text:span><text:span text:style-name="T4"> ripper » for him Jack </text:span></text:p>
      <text:p text:style-name="P16"><text:span text:style-name="T4"><text:s text:c="10"/>- was a lonely man <text:s/></text:span></text:p>
      <text:p text:style-name="P16"><text:span text:style-name="T4"><text:s text:c="10"/>- had muders impulse</text:span></text:p>
      <text:p text:style-name="P16"><text:span text:style-name="T4"><text:s text:c="10"/>- had erotic impulse</text:span></text:p>
      <text:p text:style-name="P16"><text:soft-page-break/><text:span text:style-name="T4">For the society Jack, a serial killer can’t be an English, a gentleman so it was, for sure, an immigrant (like Jewish and Irish)</text:span></text:p>
      <text:p text:style-name="P16"><text:span text:style-name="T4"/></text:p>
      <text:p text:style-name="P20"><text:span text:style-name="T4">Who are the suspects ?</text:span></text:p>
      <text:p text:style-name="P7"><text:span text:style-name="T22">At least 100 suspects in 'Jack the Ripper' case have been proposed, but none have been accepted. <text:s/>there were eight main suspects, they are Prince Albert Victor of Wales, heir to the crown of Great Britain, the doctor and surgeon Sir William Gull, the painter and artist Walter Sickert, James Maybrick, Sir Leslie Melville Macnaghten, Francis J. Tumblety and The Tenant (Wentworth Bell Smith) and Aaron Kosminski (he is the one of the most suspected). They all have been the subject of books and adaptations.</text:span></text:p>
      <text:p text:style-name="P7"><text:span text:style-name="T22"/></text:p>
      <text:p text:style-name="P19"><text:span text:style-name="T22">Who are the victims ?</text:span></text:p>
      <text:p text:style-name="P7"><text:span text:style-name="T22">The first victim was Mary Ann Nichols, born at Walker (August 26, 1845 – August 31, 1888), known as Polly. Born and died in London. First of five generally recognized or "canonical" victims of Jack the Ripper, the second was Annie Chapman, born Eliza Ann Smith (September 25, 1841 – September 8, 1888). Born and died in London. Second of the five so-called "canonical" victims, usually attributed to Jack the Ripper , in the early morning of September 8, around 5:55 a.m., she was discovered murdered in the courtyard of the building at 29 Hanbury Street. The third was Elizabeth Stride (née </text:span><text:soft-page-break/><text:span text:style-name="T22">Elisabeth Gustafsdotter, sometimes named Elisabeth Gustafsson; November 27, 1843 – September 30, 18881) was the third of five victims usually attributed to the serial killer.</text:span></text:p>
      <text:p text:style-name="P7"><text:span text:style-name="T22"/></text:p>
      <text:p text:style-name="P9"><text:span text:style-name="T22">CONCLUSION</text:span></text:p>
      <text:p text:style-name="P7"><text:span text:style-name="T22"/></text:p>
      <text:p text:style-name="P8"><text:span text:style-name="T22">During the 19 century when the UK was one of the </text:span><text:span text:style-name="T4">biggest empire </text:span></text:p>
      <text:p text:style-name="P8"><text:span text:style-name="T4">In a poor distrct whitechapel where reigns the insecurity</text:span></text:p>
      <text:p text:style-name="P8"><text:span text:style-name="T4">Jack ripper’murders really existed but the character maybe not he killed 5 women</text:span></text:p>
      <text:p text:style-name="P8"><text:span text:style-name="T4">His murders were horrible</text:span></text:p>
      <text:p text:style-name="P8"><text:span text:style-name="T4">The queen herself was worried and asked to the police to hurry up the investigation</text:span></text:p>
      <text:p text:style-name="P8"><text:span text:style-name="T4">Scotland yard questionned more than 2000 person</text:span></text:p>
      <text:p text:style-name="P8"><text:span text:style-name="T4">More than 160 newspaper’companies describe his murders </text:span></text:p>
      <text:p text:style-name="P1"><text:span text:style-name="T22"/></text:p>
      <text:p text:style-name="P1"><text:span text:style-name="T22"/></text:p>
      <text:p text:style-name="P6"><text:span text:style-name="T4"/></text:p>
      <text:p text:style-name="P4"><text:span text:style-name="T4"/></text:p>
      <text:p text:style-name="P10"><text:span text:style-name="T4"/></text:p>
      <text:p text:style-name="P10"/>
      <text:p text:style-name="P3"><text:span text:style-name="T34"/></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cm" fo:margin-bottom="0.372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cm" fo:margin-bottom="0.3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22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148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en_20_Internet" style:display-name="Lien Internet"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Gliederung_20_1" style:display-name="Vintage~LT~Gliederung 1" style:family="paragraph">
      <style:paragraph-properties fo:margin-top="0cm" fo:margin-bottom="0.372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paragraph-properties fo:margin-top="0cm" fo:margin-bottom="0.3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paragraph-properties fo:margin-top="0cm" fo:margin-bottom="0.22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paragraph-properties fo:margin-top="0cm" fo:margin-bottom="0.148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paragraph-properties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Untertitel" style:display-name="Vintag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Notizen" style:display-name="Vintag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Hintergrund" style:display-name="Vintag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8T17:46:41.208946903</meta:creation-date>
    <dc:date>2022-05-18T18:52:28.474467031</dc:date>
    <meta:editing-duration>PT4M1S</meta:editing-duration>
    <meta:editing-cycles>1</meta:editing-cycles>
    <meta:document-statistic meta:table-count="0" meta:image-count="0" meta:object-count="0" meta:page-count="5" meta:paragraph-count="53" meta:word-count="859" meta:character-count="4915" meta:non-whitespace-character-count="4053"/>
    <meta:generator>LibreOffice/7.3.2.2$Linux_X86_64 LibreOffice_project/30$Build-2</meta:generator>
  </office:meta>
</office:document-meta>
</file>